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.Thread( java . lang . ThreadGroup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curren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dump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setPriority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sleep( lo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enumerate( java . lang . Thread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getThrea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interru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Thread( java . lang . Runna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slee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Thread( java . lang . ThreadGroup var0 , java . lang . Runna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check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is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Thread( java . lang . ThreadGroup var0 , java . lang . Runnable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jo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Thread( java . lang . Runnable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setContextClassLoader( java . lang . ClassLo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join( lo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isDaem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activ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is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getCont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setDaemo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setNam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join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.Threa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